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paragraph-properties fo:margin-left="0in" fo:margin-right="0in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ed Publisher QA and dev workflow. </text:p>
      <text:list xml:id="list6256027485006628931" text:style-name="L1">
        <text:list-header>
          <text:p text:style-name="P1"/>
        </text:list-header>
      </text:list>
      <text:p text:style-name="P5">Dev </text:p>
      <text:list xml:id="list929699800" text:continue-numbering="true" text:style-name="L1">
        <text:list-item>
          <text:p text:style-name="P1">Moves ticket to coding</text:p>
        </text:list-item>
        <text:list-item>
          <text:p text:style-name="P1">Works on feature</text:p>
        </text:list-item>
        <text:list-item>
          <text:p text:style-name="P1">Submits PR</text:p>
        </text:list-item>
        <text:list-item>
          <text:p text:style-name="P1">Requests at least 2 thumb ups on Github</text:p>
        </text:list-item>
        <text:list-item>
          <text:p text:style-name="P1">Moves ticket to testing status</text:p>
        </text:list-item>
      </text:list>
      <text:p text:style-name="Standard"/>
      <text:p text:style-name="P5">QA:</text:p>
      <text:list xml:id="list2980968855526677220" text:style-name="L2">
        <text:list-item>
          <text:p text:style-name="P2">Checks out code and tests on local env</text:p>
        </text:list-item>
        <text:list-item>
          <text:p text:style-name="P2">Checks for automated test scripts and ensure they pass</text:p>
        </text:list-item>
        <text:list-item>
          <text:p text:style-name="P2">Rejects ticket if it fails to meet requirements</text:p>
        </text:list-item>
        <text:list-item>
          <text:p text:style-name="P2">Moves to ticket to 'Acceptance ready' status if it passes requirements</text:p>
        </text:list-item>
        <text:list-item>
          <text:p text:style-name="P2">Merge Pull request on Github</text:p>
        </text:list-item>
      </text:list>
      <text:p text:style-name="Standard"/>
      <text:p text:style-name="Standard">Tech Lead, Scrum Master</text:p>
      <text:list xml:id="list5353865610505789557" text:style-name="L3">
        <text:list-item>
          <text:p text:style-name="P3">Deploys to Develop branch to staging</text:p>
        </text:list-item>
        <text:list-item>
          <text:p text:style-name="P3">Updates Wiki</text:p>
        </text:list-item>
        <text:list-item>
          <text:p text:style-name="P3">Creates Deploy request</text:p>
        </text:list-item>
      </text:list>
      <text:p text:style-name="Standard"/>
      <text:p text:style-name="Standard">QA</text:p>
      <text:list xml:id="list1009730959269964366" text:style-name="L4">
        <text:list-item>
          <text:p text:style-name="P4">Regression test staging</text:p>
        </text:list-item>
        <text:list-item>
          <text:p text:style-name="P4">Updates wiki</text:p>
        </text:list-item>
        <text:list-item>
          <text:p text:style-name="P4">Moves Tickets to 'Done' statu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7:32:51</meta:creation-date>
    <meta:document-statistic meta:table-count="0" meta:image-count="0" meta:object-count="0" meta:page-count="1" meta:paragraph-count="21" meta:word-count="113" meta:character-count="593"/>
    <dc:date>2014-01-14T07:48:50</dc:date>
    <meta:editing-duration>PT47S</meta:editing-duration>
    <meta:editing-cycles>1</meta:editing-cycles>
    <meta:generator>OpenOffice/4.0.1$Unix OpenOffice.org_project/401m5$Build-9714</meta:generator>
  </office:meta>
</office:document-meta>
</file>